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194ca" draw:textarea-horizontal-align="justify" draw:textarea-vertical-align="middle" draw:auto-grow-height="false" fo:min-height="3.85cm" fo:min-width="5.95cm"/>
    </style:style>
    <style:style style:name="gr2" style:family="graphic" style:parent-style-name="standard">
      <style:graphic-properties draw:stroke="none" svg:stroke-color="#000000" draw:fill="none" draw:fill-color="#ffffff" fo:min-height="1.1cm"/>
    </style:style>
    <style:style style:name="gr3" style:family="graphic" style:parent-style-name="standard">
      <style:graphic-properties draw:stroke="none" svg:stroke-color="#000000" draw:fill="none" draw:fill-color="#ffffff" fo:min-height="0.84cm"/>
    </style:style>
    <style:style style:name="gr4" style:family="graphic" style:parent-style-name="standard">
      <style:graphic-properties draw:textarea-horizontal-align="justify" draw:textarea-vertical-align="middle" draw:auto-grow-height="false" fo:min-height="0.8cm" fo:min-width="1.27cm"/>
    </style:style>
    <style:style style:name="gr5" style:family="graphic" style:parent-style-name="standard">
      <style:graphic-properties draw:stroke="none" svg:stroke-color="#3194ca" draw:fill="none" draw:fill-color="#ffffff" fo:min-height="0.89cm"/>
    </style:style>
    <style:style style:name="gr6" style:family="graphic" style:parent-style-name="standard">
      <style:graphic-properties draw:stroke="none" svg:stroke-color="#000000" draw:fill="none" draw:fill-color="#ffffff" fo:min-height="0.89cm"/>
    </style:style>
    <style:style style:name="gr7" style:family="graphic" style:parent-style-name="standard">
      <style:graphic-properties svg:stroke-color="#3194ca" draw:textarea-horizontal-align="justify" draw:textarea-vertical-align="middle" draw:auto-grow-height="false" fo:min-height="1.02cm" fo:min-width="1.61cm"/>
    </style:style>
    <style:style style:name="gr8" style:family="graphic" style:parent-style-name="standard">
      <style:graphic-properties draw:stroke="none" svg:stroke-color="#000000" draw:fill="none" draw:fill-color="#ffffff" fo:min-height="1.304cm"/>
    </style:style>
    <style:style style:name="gr9" style:family="graphic" style:parent-style-name="standard">
      <style:graphic-properties draw:stroke="none" svg:stroke-color="#000000" draw:fill="none" draw:fill-color="#ffffff" fo:min-height="0.78cm"/>
    </style:style>
    <style:style style:name="gr10" style:family="graphic" style:parent-style-name="standard">
      <style:graphic-properties draw:stroke="none" svg:stroke-color="#000000" draw:fill="none" draw:fill-color="#ffffff" fo:min-height="1.765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svg:stroke-color="#000000" draw:fill="hatch" draw:fill-hatch-name="dodo" draw:textarea-horizontal-align="justify" draw:textarea-vertical-align="middle" draw:auto-grow-height="false" fo:min-height="0.92cm" fo:min-width="1.83cm"/>
    </style:style>
    <style:style style:name="gr16" style:family="graphic" style:parent-style-name="standard">
      <style:graphic-properties svg:stroke-color="#000000" draw:fill="hatch" draw:fill-hatch-name="dodo" draw:textarea-horizontal-align="justify" draw:textarea-vertical-align="middle" draw:auto-grow-height="false" fo:min-height="1.44cm" fo:min-width="0.45cm"/>
    </style:style>
    <style:style style:name="gr17" style:family="graphic" style:parent-style-name="standard">
      <style:graphic-properties svg:stroke-width="0.028cm" svg:stroke-color="#3194ca" draw:marker-start-width="0.242cm" draw:marker-end-width="0.242cm" draw:fill="none" draw:fill-color="#ffffff" draw:textarea-horizontal-align="justify" draw:textarea-vertical-align="middle" draw:auto-grow-height="false" fo:min-height="3.75cm" fo:min-width="7.5cm" fo:padding-top="0.139cm" fo:padding-bottom="0.139cm" fo:padding-left="0.264cm" fo:padding-right="0.264cm"/>
    </style:style>
    <style:style style:name="gr18" style:family="graphic" style:parent-style-name="standard">
      <style:graphic-properties svg:stroke-color="#000000" svg:stroke-opacity="100%" draw:fill="hatch" draw:fill-hatch-name="dodo" draw:textarea-horizontal-align="justify" draw:textarea-vertical-align="middle" draw:auto-grow-height="false" fo:min-height="0.65cm" fo:min-width="0cm"/>
    </style:style>
    <style:style style:name="gr19" style:family="graphic" style:parent-style-name="standard">
      <style:graphic-properties svg:stroke-color="#44b071" draw:fill="none" draw:fill-color="#ffffff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draw:marker-end="Arrow" draw:marker-end-width="0.1cm" draw:fill="none" draw:textarea-vertical-align="middle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>
      <style:graphic-properties svg:stroke-width="0.028cm" svg:stroke-color="#3194ca" draw:marker-start-width="0.242cm" draw:marker-end-width="0.242cm" draw:fill="none" draw:fill-color="#ffffff" draw:textarea-horizontal-align="justify" draw:textarea-vertical-align="middle" draw:auto-grow-height="false" fo:min-height="2.222cm" fo:min-width="4.472cm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fo:min-height="0.38cm"/>
    </style:style>
    <style:style style:name="gr24" style:family="graphic" style:parent-style-name="standard">
      <style:graphic-properties draw:stroke="none" svg:stroke-color="#000000" draw:fill="none" draw:fill-color="#ffffff" fo:min-height="0.42cm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>
      <style:graphic-properties draw:fill="hatch" draw:fill-hatch-name="dodo" draw:textarea-horizontal-align="justify" draw:textarea-vertical-align="middle" draw:auto-grow-height="false" fo:min-height="0.73cm" fo:min-width="1.57cm"/>
    </style:style>
    <style:style style:name="gr27" style:family="graphic" style:parent-style-name="standard">
      <style:graphic-properties draw:fill="hatch" draw:fill-hatch-name="dodo" draw:textarea-horizontal-align="justify" draw:textarea-vertical-align="middle" draw:auto-grow-height="false" fo:min-height="0.74cm" fo:min-width="0.81cm"/>
    </style:style>
    <style:style style:name="gr28" style:family="graphic" style:parent-style-name="standard">
      <style:graphic-properties draw:fill="hatch" draw:fill-hatch-name="dodo" draw:textarea-horizontal-align="justify" draw:textarea-vertical-align="middle" draw:auto-grow-height="false" fo:min-height="0.98cm" fo:min-width="1.57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.8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hatch" draw:fill-hatch-name="dodo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-33% 58%" fo:font-size="15pt" style:font-size-asian="15pt" style:font-size-complex="15pt"/>
    </style:style>
    <style:style style:name="T3" style:family="text">
      <style:text-properties style:text-position="0% 100%"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position="-33% 58%" fo:font-size="14pt" style:font-size-asian="14pt" style:font-size-complex="14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Liberation Sans1" fo:font-size="10pt" style:font-name-asian="Liberation Sans1" style:font-size-asian="10pt" style:font-name-complex="Liberation 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5cm" svg:height="4.1cm" svg:x="2.68cm" svg:y="3.1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4cm" svg:height="1.35cm" svg:x="2.02cm" svg:y="2.35cm">
          <draw:text-box>
            <text:p><text:span text:style-name="T1">H</text:span></text:p>
          </draw:text-box>
        </draw:frame>
        <draw:frame draw:style-name="gr3" draw:text-style-name="P2" draw:layer="layout" svg:width="0.72cm" svg:height="1.09cm" svg:x="8.83cm" svg:y="7.33cm">
          <draw:text-box>
            <text:p><text:span text:style-name="T1">L</text:span></text:p>
          </draw:text-box>
        </draw:frame>
        <draw:custom-shape draw:style-name="gr4" draw:text-style-name="P1" draw:layer="layout" svg:width="1.77cm" svg:height="1.05cm" svg:x="11.8cm" svg:y="3.1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07cm" svg:height="1.14cm" svg:x="11.13cm" svg:y="2.33cm">
          <draw:text-box>
            <text:p><text:span text:style-name="T1">H</text:span><text:span text:style-name="T2">1</text:span></text:p>
          </draw:text-box>
        </draw:frame>
        <draw:frame draw:style-name="gr6" draw:text-style-name="P2" draw:layer="layout" svg:width="1.07cm" svg:height="1.14cm" svg:x="13.13cm" svg:y="4.13cm">
          <draw:text-box>
            <text:p><text:span text:style-name="T3">L</text:span><text:span text:style-name="T2">1</text:span></text:p>
          </draw:text-box>
        </draw:frame>
        <draw:custom-shape draw:style-name="gr7" draw:text-style-name="P1" draw:layer="layout" svg:width="2.11cm" svg:height="1.27cm" svg:x="11.8cm" svg:y="6.04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16cm" svg:height="1.554cm" svg:x="11.13cm" svg:y="5.23cm">
          <draw:text-box>
            <text:p><text:span text:style-name="T1">H</text:span><text:span text:style-name="T2">m</text:span></text:p>
          </draw:text-box>
        </draw:frame>
        <draw:frame draw:style-name="gr6" draw:text-style-name="P2" draw:layer="layout" svg:width="1.07cm" svg:height="1.14cm" svg:x="13.53cm" svg:y="7.23cm">
          <draw:text-box>
            <text:p><text:span text:style-name="T3">L</text:span><text:span text:style-name="T2">m</text:span></text:p>
          </draw:text-box>
        </draw:frame>
        <draw:frame draw:style-name="gr9" draw:text-style-name="P3" draw:layer="layout" svg:width="3.98cm" svg:height="1.03cm" svg:x="14.17cm" svg:y="3.15cm">
          <draw:text-box>
            <text:p><text:span text:style-name="T4">profitto v</text:span><text:span text:style-name="T5">1</text:span></text:p>
          </draw:text-box>
        </draw:frame>
        <draw:frame draw:style-name="gr9" draw:text-style-name="P3" draw:layer="layout" svg:width="3.98cm" svg:height="1.03cm" svg:x="14.17cm" svg:y="6.15cm">
          <draw:text-box>
            <text:p><text:span text:style-name="T4">profitto v</text:span><text:span text:style-name="T5">m</text:span></text:p>
          </draw:text-box>
        </draw:frame>
        <draw:frame draw:style-name="gr10" draw:text-style-name="P2" draw:layer="layout" svg:width="0.4cm" svg:height="2.015cm" svg:x="11.99cm" svg:y="3.95cm">
          <draw:text-box>
            <text:p><text:span text:style-name="T1">...</text:span></text:p>
          </draw:text-box>
        </draw:frame>
        <draw:frame draw:style-name="gr10" draw:text-style-name="P2" draw:layer="layout" svg:width="0.4cm" svg:height="2.015cm" svg:x="14.89cm" svg:y="3.951cm">
          <draw:text-box>
            <text:p><text:span text:style-name="T1">...</text:span></text:p>
          </draw:text-box>
        </draw:frame>
        <draw:frame draw:style-name="gr11" draw:text-style-name="P4" draw:layer="layout" svg:width="5.27cm" svg:height="1.1cm" svg:x="2.53cm" svg:y="8.15cm">
          <draw:text-box>
            <text:p>Rettangolo (L,H)</text:p>
          </draw:text-box>
        </draw:frame>
      </draw:page>
      <draw:page draw:name="page2" draw:style-name="dp1" draw:master-page-name="Default">
        <draw:line draw:style-name="gr12" draw:text-style-name="P5" draw:layer="layout" svg:x1="12.04cm" svg:y1="6.19cm" svg:x2="4.07cm" svg:y2="6.19cm">
          <text:p/>
        </draw:line>
        <draw:line draw:style-name="gr13" draw:text-style-name="P6" draw:layer="layout" svg:x1="77.72cm" svg:y1="5.004cm" svg:x2="41.81cm" svg:y2="5.004cm">
          <text:p/>
        </draw:line>
        <draw:line draw:style-name="gr12" draw:text-style-name="P5" draw:layer="layout" svg:x1="6.06cm" svg:y1="5.02cm" svg:x2="12.08cm" svg:y2="5.02cm">
          <text:p/>
        </draw:line>
        <draw:line draw:style-name="gr14" draw:text-style-name="P6" draw:layer="layout" svg:x1="6.06cm" svg:y1="3.864cm" svg:x2="6.06cm" svg:y2="6.18cm">
          <text:p/>
        </draw:line>
        <draw:custom-shape draw:style-name="gr15" draw:text-style-name="P7" draw:layer="layout" svg:width="2.33cm" svg:height="1.17cm" svg:x="9.74cm" svg:y="5.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95cm" svg:height="1.69cm" svg:x="11.12cm" svg:y="6.1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8cm" svg:height="4cm" svg:x="4.07cm" svg:y="3.87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7.56cm" svg:y1="6.19cm" svg:x2="7.56cm" svg:y2="7.87cm">
          <text:p/>
        </draw:line>
        <draw:line draw:style-name="gr12" draw:text-style-name="P5" draw:layer="layout" svg:x1="7.56cm" svg:y1="7.09cm" svg:x2="4.07cm" svg:y2="7.09cm">
          <text:p/>
        </draw:line>
        <draw:custom-shape draw:style-name="gr18" draw:text-style-name="P7" draw:layer="layout" svg:width="0.5cm" svg:height="0.9cm" svg:x="7.06cm" svg:y="6.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xml:id="id1" draw:id="id1" draw:layer="layout" svg:width="0.3cm" svg:height="0.3cm" svg:x="3.26cm" svg:y="6.05cm">
          <text:p text:style-name="P9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draw:type="line" svg:x1="3.56cm" svg:y1="6.2cm" svg:x2="3.966cm" svg:y2="6.198cm" draw:start-shape="id1" draw:start-glue-point="10" svg:d="M3560 6200l406-2" svg:viewBox="0 0 407 3">
          <text:p/>
        </draw:connector>
        <draw:custom-shape draw:style-name="gr19" draw:text-style-name="P10" xml:id="id2" draw:id="id2" draw:layer="layout" svg:width="0.3cm" svg:height="0.3cm" svg:x="5.91cm" svg:y="3.05cm">
          <text:p text:style-name="P9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draw:type="line" svg:x1="6.06cm" svg:y1="3.35cm" svg:x2="6.061cm" svg:y2="3.724cm" draw:start-shape="id2" draw:start-glue-point="8" svg:d="M6060 3350l1 374" svg:viewBox="0 0 2 375">
          <text:p/>
        </draw:connector>
        <draw:custom-shape draw:style-name="gr19" draw:text-style-name="P10" xml:id="id3" draw:id="id3" draw:layer="layout" svg:width="0.3cm" svg:height="0.3cm" svg:x="9.59cm" svg:y="4.24cm">
          <text:p text:style-name="P9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draw:type="line" svg:x1="9.74cm" svg:y1="4.54cm" svg:x2="9.741cm" svg:y2="4.914cm" draw:start-shape="id3" draw:start-glue-point="8" svg:d="M9740 4540l1 374" svg:viewBox="0 0 2 375">
          <text:p/>
        </draw:connector>
        <draw:custom-shape draw:style-name="gr19" draw:text-style-name="P10" xml:id="id4" draw:id="id4" draw:layer="layout" svg:width="0.3cm" svg:height="0.3cm" svg:x="3.26cm" svg:y="6.951cm">
          <text:p text:style-name="P9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draw:type="line" svg:x1="3.56cm" svg:y1="7.101cm" svg:x2="3.966cm" svg:y2="7.099cm" draw:start-shape="id4" draw:start-glue-point="10" svg:d="M3560 7101l406-2" svg:viewBox="0 0 407 3">
          <text:p/>
        </draw:connector>
        <draw:custom-shape draw:style-name="gr19" draw:text-style-name="P10" xml:id="id5" draw:id="id5" draw:layer="layout" svg:width="0.3cm" svg:height="0.3cm" svg:x="6.91cm" svg:y="7.45cm">
          <text:p text:style-name="P9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draw:type="line" svg:x1="7.06cm" svg:y1="7.45cm" svg:x2="7.06cm" svg:y2="7.142cm" draw:start-shape="id5" draw:start-glue-point="4" svg:d="M7060 7450v-308" svg:viewBox="0 0 1 309">
          <text:p/>
        </draw:connector>
        <draw:custom-shape draw:style-name="gr19" draw:text-style-name="P10" xml:id="id6" draw:id="id6" draw:layer="layout" svg:width="0.3cm" svg:height="0.3cm" svg:x="7.41cm" svg:y="8.25cm">
          <text:p text:style-name="P9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draw:type="line" svg:x1="7.56cm" svg:y1="8.25cm" svg:x2="7.559cm" svg:y2="7.961cm" draw:start-shape="id6" draw:start-glue-point="4" svg:d="M7560 8250l-1-289" svg:viewBox="0 0 2 290">
          <text:p/>
        </draw:connector>
        <draw:custom-shape draw:style-name="gr19" draw:text-style-name="P10" xml:id="id7" draw:id="id7" draw:layer="layout" svg:width="0.3cm" svg:height="0.3cm" svg:x="10.97cm" svg:y="8.3cm">
          <text:p text:style-name="P9"><text:span text:style-name="T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draw:type="line" svg:x1="11.12cm" svg:y1="8.3cm" svg:x2="11.119cm" svg:y2="7.962cm" draw:start-shape="id7" draw:start-glue-point="4" svg:d="M11120 8300l-1-338" svg:viewBox="0 0 2 339">
          <text:p/>
        </draw:connector>
        <draw:custom-shape draw:style-name="gr19" draw:text-style-name="P10" xml:id="id8" draw:id="id8" draw:layer="layout" svg:width="0.3cm" svg:height="0.3cm" svg:x="12.58cm" svg:y="4.87cm">
          <text:p text:style-name="P9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draw:type="line" svg:x1="12.58cm" svg:y1="5.02cm" svg:x2="12.18cm" svg:y2="5.019cm" draw:start-shape="id8" draw:start-glue-point="6" svg:d="M12580 5020l-400-1" svg:viewBox="0 0 401 2">
          <text:p/>
        </draw:connector>
      </draw:page>
      <draw:page draw:name="page3" draw:style-name="dp1" draw:master-page-name="Default">
        <draw:line draw:style-name="gr21" draw:text-style-name="P6" draw:layer="layout" svg:x1="77.72cm" svg:y1="5.004cm" svg:x2="41.81cm" svg:y2="5.004cm">
          <text:p/>
        </draw:line>
        <draw:custom-shape draw:style-name="gr22" draw:text-style-name="P8" xml:id="id9" draw:id="id9" draw:layer="layout" svg:width="5cm" svg:height="2.5cm" svg:x="1.97cm" svg:y="3.87cm">
          <text:p/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0.87cm" svg:height="0.645cm" svg:x="1.54cm" svg:y="3.29cm">
          <draw:text-box>
            <text:p text:style-name="P11"><text:span text:style-name="T7">y</text:span></text:p>
          </draw:text-box>
        </draw:frame>
        <draw:frame draw:style-name="gr23" draw:text-style-name="P12" draw:layer="layout" svg:width="0.87cm" svg:height="0.645cm" svg:x="6.74cm" svg:y="6.291cm">
          <draw:text-box>
            <text:p text:style-name="P11"><text:span text:style-name="T7">x</text:span></text:p>
          </draw:text-box>
        </draw:frame>
        <draw:connector draw:style-name="gr12" draw:text-style-name="P5" draw:layer="layout" draw:type="line" svg:x1="1.97cm" svg:y1="5.12cm" svg:x2="6.97cm" svg:y2="5.12cm" draw:start-shape="id9" draw:start-glue-point="3" draw:end-shape="id9" draw:end-glue-point="1" svg:d="M1970 5120h5000" svg:viewBox="0 0 5001 1">
          <text:p/>
        </draw:connector>
        <draw:frame draw:style-name="gr24" draw:text-style-name="P12" draw:layer="layout" svg:width="0.71cm" svg:height="0.67cm" svg:x="1.34cm" svg:y="4.88cm">
          <draw:text-box>
            <text:p text:style-name="P11"><text:span text:style-name="T8">β</text:span></text:p>
          </draw:text-box>
        </draw:frame>
        <draw:custom-shape draw:style-name="gr22" draw:text-style-name="P8" xml:id="id10" draw:id="id10" draw:layer="layout" svg:width="5cm" svg:height="2.5cm" svg:x="8.47cm" svg:y="3.87cm">
          <text:p/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0.87cm" svg:height="0.645cm" svg:x="8.04cm" svg:y="3.29cm">
          <draw:text-box>
            <text:p text:style-name="P11"><text:span text:style-name="T7">y</text:span></text:p>
          </draw:text-box>
        </draw:frame>
        <draw:frame draw:style-name="gr23" draw:text-style-name="P12" draw:layer="layout" svg:width="0.87cm" svg:height="0.645cm" svg:x="13.24cm" svg:y="6.291cm">
          <draw:text-box>
            <text:p text:style-name="P11"><text:span text:style-name="T7">x</text:span></text:p>
          </draw:text-box>
        </draw:frame>
        <draw:frame draw:style-name="gr24" draw:text-style-name="P12" draw:layer="layout" svg:width="0.71cm" svg:height="0.67cm" svg:x="10.58cm" svg:y="6.31cm">
          <draw:text-box>
            <text:p text:style-name="P11"><text:span text:style-name="T8">α</text:span></text:p>
          </draw:text-box>
        </draw:frame>
        <draw:connector draw:style-name="gr12" draw:text-style-name="P5" draw:layer="layout" draw:type="line" svg:x1="10.97cm" svg:y1="3.87cm" svg:x2="10.97cm" svg:y2="6.37cm" draw:start-shape="id10" draw:start-glue-point="0" draw:end-shape="id10" draw:end-glue-point="2" svg:d="M10970 3870v2500" svg:viewBox="0 0 1 2501">
          <text:p/>
        </draw:connector>
      </draw:page>
      <draw:page draw:name="page4" draw:style-name="dp1" draw:master-page-name="Default">
        <draw:line draw:style-name="gr25" draw:text-style-name="P6" draw:layer="layout" svg:x1="77.72cm" svg:y1="5.004cm" svg:x2="41.81cm" svg:y2="5.004cm">
          <text:p/>
        </draw:line>
        <draw:custom-shape draw:style-name="gr22" draw:text-style-name="P8" draw:layer="layout" svg:width="5cm" svg:height="2.5cm" svg:x="1.97cm" svg:y="3.8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5cm" svg:height="2.5cm" svg:x="9.07cm" svg:y="3.8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07cm" svg:height="0.98cm" svg:x="1.97cm" svg:y="3.8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31cm" svg:height="0.99cm" svg:x="2.67cm" svg:y="5.1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31cm" svg:height="0.99cm" svg:x="9.07cm" svg:y="5.3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07cm" svg:height="0.98cm" svg:x="9.07cm" svg:y="4.1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2.07cm" svg:height="1.23cm" svg:x="10.38cm" svg:y="5.1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2.07cm" svg:height="1.23cm" svg:x="4.69cm" svg:y="5.1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31cm" svg:height="0.22cm" svg:x="9.07cm" svg:y="5.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dodo" draw:style="single" draw:color="#3194ca" draw:distance="0.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1T16:17:38.160591141</meta:creation-date>
    <meta:editing-duration>PT1H4M47S</meta:editing-duration>
    <meta:editing-cycles>5</meta:editing-cycles>
    <meta:generator>LibreOffice/5.1.1.3$Linux_X86_64 LibreOffice_project/10m0$Build-3</meta:generator>
    <dc:date>2016-04-01T18:02:35.474826880</dc:date>
    <meta:document-statistic meta:object-count="61"/>
  </office:meta>
</office:document-meta>
</file>